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 fo:font-size="12pt" style:font-size-asian="12pt"/>
    </style:style>
    <style:style style:name="P2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margin-bottom="0in" fo:line-height="100%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est Case 27<text:s/></text:p>
      <text:p text:style-name="P2">Tax and Clearance<text:s/>Notification<text:s/></text:p>
      <text:p text:style-name="P3"/>
      <text:p text:style-name="P4">&lt;?xml version="1.0" encoding="UTF-8"?&gt;</text:p>
      <text:p text:style-name="P5">&lt;v3:notifyTrader xmlns:_2="urn:wco:datamodel:WCO:DocumentMetaData-DMS:2"<text:s/>xmlns:_2_1="urn:wco:datamodel:WCO:RES-DMS:2" xmlns:_2_2="urn:wco:datamodel:WCO:Response_DS:DMS:2" xmlns:v3="http://core.dms/TraderNotificationServiceSOAP/v3/"&gt;</text:p>
      <text:p text:style-name="P6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7"><text:s text:c="6"/>&lt;_2_1:FunctionCode&gt;13&lt;/_2_1:FunctionCode&gt;</text:p>
      <text:p text:style-name="P8"><text:s text:c="6"/>&lt;_2_1:FunctionalReferenceID&gt;3872731bc24b42e3ad0fd3826695730f&lt;/_2_1:FunctionalReferenceID&gt;</text:p>
      <text:p text:style-name="P9"><text:s text:c="6"/>&lt;_2_1:IssueDateTime&gt;</text:p>
      <text:p text:style-name="P10"><text:s text:c="8"/>&lt;_2_2:DateTimeString formatCode="304"&gt;20180926150102+01&lt;/_2_2:DateTimeString&gt;</text:p>
      <text:p text:style-name="P11"><text:s text:c="6"/>&lt;/_2_1:IssueDateTime&gt;</text:p>
      <text:p text:style-name="P12"><text:s text:c="6"/>&lt;_2_1:Bank&gt;</text:p>
      <text:p text:style-name="P13"><text:s text:c="8"/>&lt;_2_1:ReferenceID&gt;CITIGB2LLON&lt;/_2_1:ReferenceID&gt;</text:p>
      <text:p text:style-name="P14"><text:s text:c="8"/>&lt;_2_1:ID&gt;GB25CITI08320011963155&lt;/_2_1:ID&gt;</text:p>
      <text:p text:style-name="P15"><text:s text:c="6"/>&lt;/_2_1:Bank&gt;</text:p>
      <text:p text:style-name="P16"><text:s text:c="6"/>&lt;_2_1:Status&gt;</text:p>
      <text:p text:style-name="P17"><text:s text:c="8"/>&lt;_2_1:NameCode&gt;4&lt;/_2_1:NameCode&gt;</text:p>
      <text:p text:style-name="P18"><text:s text:c="6"/>&lt;/_2_1:Status&gt;</text:p>
      <text:p text:style-name="P19"><text:s text:c="6"/>&lt;_2_1:Declaration&gt;</text:p>
      <text:p text:style-name="P20"><text:s text:c="8"/>&lt;_2_1:FunctionalReferenceID&gt;cfdfdfsdsddf&lt;/_2_1:FunctionalReferenceID&gt;</text:p>
      <text:p text:style-name="P21"><text:s text:c="8"/>&lt;_2_1:ID&gt;18GBANS1P6O9XFGVR7&lt;/_2_1:ID&gt;</text:p>
      <text:p text:style-name="P22"><text:s text:c="8"/>&lt;_2_1:VersionID&gt;1&lt;/_2_1:VersionID&gt;</text:p>
      <text:p text:style-name="P23"><text:s text:c="8"/>&lt;_2_1:GoodsShipment&gt;</text:p>
      <text:p text:style-name="P24"><text:s text:c="10"/>&lt;_2_1:GovernmentAgencyGoodsItem&gt;</text:p>
      <text:p text:style-name="P25"><text:s text:c="12"/>&lt;_2_1:SequenceNumeric&gt;1&lt;/_2_1:SequenceNumeric&gt;</text:p>
      <text:p text:style-name="P26"><text:s text:c="12"/>&lt;_2_1:Commodity&gt;</text:p>
      <text:p text:style-name="P27"><text:s text:c="14"/>&lt;_2_1:DutyTaxFee&gt;</text:p>
      <text:p text:style-name="P28"><text:s text:c="16"/>&lt;_2_1:AdValoremTaxBaseAmount&gt;1000.00&lt;/_2_1:AdValoremTaxBaseAmount&gt;</text:p>
      <text:p text:style-name="P29"><text:s text:c="16"/>&lt;_2_1:DeductAmount&gt;0.00&lt;/_2_1:DeductAmount&gt;</text:p>
      <text:p text:style-name="P30"><text:s text:c="16"/>&lt;_2_1:DutyRegimeCode&gt;100&lt;/_2_1:DutyRegimeCode&gt;</text:p>
      <text:p text:style-name="P31"><text:s text:c="16"/>&lt;_2_1:TaxRateNumeric&gt;7.70&lt;/_2_1:TaxRateNumeric&gt;</text:p>
      <text:p text:style-name="P32"><text:s text:c="16"/>&lt;_2_1:TypeCode&gt;A00&lt;/_2_1:TypeCode&gt;</text:p>
      <text:p text:style-name="P33"><text:s text:c="16"/>&lt;_2_1:Payment&gt;</text:p>
      <text:p text:style-name="P34"><text:s text:c="18"/>&lt;_2_1:TaxAssessedAmount&gt;77.00&lt;/_2_1:TaxAssessedAmount&gt;</text:p>
      <text:p text:style-name="P35"><text:s text:c="18"/>&lt;_2_1:PaymentAmount&gt;77.00&lt;/_2_1:PaymentAmount&gt;</text:p>
      <text:p text:style-name="P36"><text:s text:c="16"/>&lt;/_2_1:Payment&gt;</text:p>
      <text:p text:style-name="P37"><text:s text:c="14"/>&lt;/_2_1:DutyTaxFee&gt;</text:p>
      <text:p text:style-name="P38"><text:s text:c="14"/>&lt;_2_1:DutyTaxFee&gt;</text:p>
      <text:p text:style-name="P39"><text:s text:c="16"/>&lt;_2_1:AdValoremTaxBaseAmount&gt;1077.00&lt;/_2_1:AdValoremTaxBaseAmount&gt;</text:p>
      <text:p text:style-name="P40"><text:s text:c="3"/><text:s text:c="13"/>&lt;_2_1:DeductAmount&gt;0.00&lt;/_2_1:DeductAmount&gt;</text:p>
      <text:p text:style-name="P41"><text:s text:c="16"/>&lt;_2_1:DutyRegimeCode&gt;100&lt;/_2_1:DutyRegimeCode&gt;</text:p>
      <text:p text:style-name="P42"><text:s text:c="16"/>&lt;_2_1:TaxRateNumeric&gt;0.00&lt;/_2_1:TaxRateNumeric&gt;</text:p>
      <text:soft-page-break/>
      <text:p text:style-name="P43"><text:s text:c="16"/>&lt;_2_1:TypeCode&gt;B00&lt;/_2_1:TypeCode&gt;</text:p>
      <text:p text:style-name="P44"><text:s text:c="16"/>&lt;_2_1:Payment&gt;</text:p>
      <text:p text:style-name="P45"><text:s text:c="18"/>&lt;_2_1:TaxAssessedAmount&gt;0.00&lt;/_2_1:TaxAssessedAmount&gt;</text:p>
      <text:p text:style-name="P46"><text:s text:c="18"/>&lt;_2_1:PaymentAmount&gt;0.00&lt;/_2_1:PaymentAmount&gt;</text:p>
      <text:p text:style-name="P47"><text:s text:c="16"/>&lt;/_2_1:Payment&gt;</text:p>
      <text:p text:style-name="P48"><text:s text:c="14"/>&lt;/_2_1:DutyTaxFee&gt;</text:p>
      <text:p text:style-name="P49"><text:s text:c="12"/>&lt;/_2_1:Commodity&gt;</text:p>
      <text:p text:style-name="P50"><text:s text:c="10"/>&lt;/_2_1:GovernmentAgencyGoodsItem&gt;</text:p>
      <text:p text:style-name="P51"><text:s text:c="8"/>&lt;/_2_1:GoodsShipment&gt;</text:p>
      <text:p text:style-name="P52"><text:s text:c="6"/>&lt;/_2_1:Declaration&gt;</text:p>
      <text:p text:style-name="P53"><text:s text:c="4"/>&lt;/_2_1:Response&gt;&lt;_2_1:Response&gt;</text:p>
      <text:p text:style-name="P54"><text:s text:c="6"/>&lt;_2_1:FunctionCode&gt;09&lt;/_2_1:FunctionCode&gt;</text:p>
      <text:p text:style-name="P55"><text:s text:c="6"/>&lt;_2_1:FunctionalReferenceID&gt;8e3618fda76c479abdb4cfd6de1a9aa0&lt;/_2_1:FunctionalReferenceID&gt;</text:p>
      <text:p text:style-name="P56"><text:s text:c="6"/>&lt;_2_1:IssueDateTime&gt;</text:p>
      <text:p text:style-name="P57"><text:s text:c="8"/>&lt;_2_2:DateTimeString formatCode="304"&gt;20180926150102+01&lt;/_2_2:DateTimeString&gt;</text:p>
      <text:p text:style-name="P58"><text:s text:c="6"/>&lt;/_2_1:IssueDateTime&gt;</text:p>
      <text:p text:style-name="P59"><text:s text:c="6"/>&lt;_2_1:AdditionalInformation&gt;</text:p>
      <text:p text:style-name="P60"><text:s text:c="8"/>&lt;_2_1:StatementCode&gt;A2&lt;/_2_1:StatementCode&gt;</text:p>
      <text:p text:style-name="P61"><text:s text:c="8"/>&lt;_2_1:StatementTypeCode&gt;AFB&lt;/_2_1:StatementTypeCode&gt;</text:p>
      <text:p text:style-name="P62"><text:s text:c="6"/>&lt;/_2_1:AdditionalInformation&gt;</text:p>
      <text:p text:style-name="P63"><text:s text:c="6"/>&lt;_2_1:Declaration&gt;</text:p>
      <text:p text:style-name="P64"><text:s text:c="8"/>&lt;_2_1:FunctionalReferenceID&gt;cfdfdfsdsddf&lt;/_2_1:FunctionalReferenceID&gt;</text:p>
      <text:p text:style-name="P65"><text:s text:c="8"/>&lt;_2_1:ID&gt;18GBANS1P6O9XFGVR7&lt;/_2_1:ID&gt;</text:p>
      <text:p text:style-name="P66"><text:s text:c="8"/>&lt;_2_1:VersionID&gt;1&lt;/_2_1:VersionID&gt;</text:p>
      <text:p text:style-name="P67"><text:s text:c="6"/>&lt;/_2_1:Declaration&gt;</text:p>
      <text:p text:style-name="P68"><text:s text:c="4"/>&lt;/_2_1:Response&gt;&lt;/_2:MetaData&gt;</text:p>
      <text:p text:style-name="P69">&lt;/v3:notifyTrader&gt;</text:p>
      <text:p text:style-name="P70"/>
      <text:p text:style-name="P71"/>
      <text:p text:style-name="P72"/>
      <text:p text:style-name="P73"/>
      <text:p text:style-name="P74"/>
      <text:p text:style-name="P75"/>
      <text:p text:style-name="P76">Acceptance Notification</text:p>
      <text:p text:style-name="P77"/>
      <text:p text:style-name="P78">&lt;?xml version="1.0" encoding="UTF-8"?&gt;</text:p>
      <text:p text:style-name="P79">&lt;v3:notifyTrader xmlns:_2="urn:wco:datamodel:WCO:DocumentMetaData-DMS:2"<text:s/>xmlns:_2_1="urn:wco:datamodel:WCO:RES-DMS:2" xmlns:_2_2="urn:wco:datamodel:WCO:Response_DS:DMS:2" xmlns:v3="http://core.dms/TraderNotificationServiceSOAP/v3/"&gt;</text:p>
      <text:p text:style-name="P80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81"><text:s text:c="6"/>&lt;_2_1:FunctionCode&gt;01&lt;/_2_1:FunctionCode&gt;</text:p>
      <text:p text:style-name="P82"><text:s text:c="6"/>&lt;_2_1:FunctionalReferenceID&gt;53a7e3109a314f7b8186dc12c81086b1&lt;/_2_1:FunctionalReferenceID&gt;</text:p>
      <text:soft-page-break/>
      <text:p text:style-name="P83"><text:s text:c="6"/>&lt;_2_1:IssueDateTime&gt;</text:p>
      <text:p text:style-name="P84"><text:s text:c="8"/>&lt;_2_2:DateTimeString formatCode="304"&gt;20180926150101+01&lt;/_2_2:DateTimeString&gt;</text:p>
      <text:p text:style-name="P85"><text:s text:c="6"/>&lt;/_2_1:IssueDateTime&gt;</text:p>
      <text:p text:style-name="P86"><text:s text:c="6"/>&lt;_2_1:AdditionalInformation&gt;</text:p>
      <text:p text:style-name="P87"><text:s text:c="8"/>&lt;_2_1:StatementCode&gt;smartErrorMsg&lt;/_2_1:StatementCode&gt;</text:p>
      <text:p text:style-name="P88"><text:s text:c="8"/>&lt;_2_1:StatementDescription&gt;Value per kilo appears too high for this commodity&lt;/_2_1:StatementDescription&gt;</text:p>
      <text:p text:style-name="P89"><text:s text:c="8"/>&lt;_2_1:StatementTypeCode&gt;1&lt;/_2_1:StatementTypeCode&gt;</text:p>
      <text:p text:style-name="P90"><text:s text:c="8"/>&lt;_2_1:Pointer&gt;</text:p>
      <text:p text:style-name="P91"><text:s text:c="10"/>&lt;_2_1:SequenceNumeric&gt;1&lt;/_2_1:SequenceNumeric&gt;</text:p>
      <text:p text:style-name="P92"><text:s text:c="10"/>&lt;_2_1:DocumentSectionCode&gt;07B&lt;/_2_1:DocumentSectionCode&gt;</text:p>
      <text:p text:style-name="P93"><text:s text:c="8"/>&lt;/_2_1:Pointer&gt;</text:p>
      <text:p text:style-name="P94"><text:s text:c="8"/>&lt;_2_1:Pointer&gt;</text:p>
      <text:p text:style-name="P95"><text:s text:c="10"/>&lt;_2_1:SequenceNumeric&gt;1&lt;/_2_1:SequenceNumeric&gt;</text:p>
      <text:p text:style-name="P96"><text:s text:c="10"/>&lt;_2_1:DocumentSectionCode&gt;53A&lt;/_2_1:DocumentSectionCode&gt;</text:p>
      <text:p text:style-name="P97"><text:s text:c="8"/>&lt;/_2_1:Pointer&gt;</text:p>
      <text:p text:style-name="P98"><text:s text:c="6"/>&lt;/_2_1:AdditionalInformation&gt;</text:p>
      <text:p text:style-name="P99"><text:s text:c="6"/>&lt;_2_1:Error&gt;</text:p>
      <text:p text:style-name="P100"><text:s text:c="8"/>&lt;_2_1:Description&gt;Value per kilo appears too high for this commodity&lt;/_2_1:Description&gt;</text:p>
      <text:p text:style-name="P101"><text:s text:c="8"/>&lt;_2_1:ValidationCode&gt;DMS13000&lt;/_2_1:ValidationCode&gt;</text:p>
      <text:p text:style-name="P102"><text:s text:c="8"/>&lt;_2_1:Pointer&gt;</text:p>
      <text:p text:style-name="P103"><text:s text:c="10"/>&lt;_2_1:DocumentSectionCode&gt;42A&lt;/_2_1:DocumentSectionCode&gt;</text:p>
      <text:p text:style-name="P104"><text:s text:c="8"/>&lt;/_2_1:Pointer&gt;</text:p>
      <text:p text:style-name="P105"><text:s text:c="8"/>&lt;_2_1:Pointer&gt;</text:p>
      <text:p text:style-name="P106"><text:s text:c="10"/>&lt;_2_1:DocumentSectionCode&gt;67A&lt;/_2_1:DocumentSectionCode&gt;</text:p>
      <text:p text:style-name="P107"><text:s text:c="8"/>&lt;/_2_1:Pointer&gt;</text:p>
      <text:p text:style-name="P108"><text:s text:c="8"/>&lt;_2_1:Pointer&gt;</text:p>
      <text:p text:style-name="P109"><text:s text:c="10"/>&lt;_2_1:SequenceNumeric&gt;1&lt;/_2_1:SequenceNumeric&gt;</text:p>
      <text:p text:style-name="P110"><text:s text:c="10"/>&lt;_2_1:DocumentSectionCode&gt;68A&lt;/_2_1:DocumentSectionCode&gt;</text:p>
      <text:p text:style-name="P111"><text:s text:c="8"/>&lt;/_2_1:Pointer&gt;</text:p>
      <text:p text:style-name="P112"><text:s text:c="6"/>&lt;/_2_1:Error&gt;</text:p>
      <text:p text:style-name="P113"><text:s text:c="6"/>&lt;_2_1:Declaration&gt;</text:p>
      <text:p text:style-name="P114"><text:s text:c="8"/>&lt;_2_1:AcceptanceDateTime&gt;</text:p>
      <text:p text:style-name="P115"><text:s text:c="10"/>&lt;_2_2:DateTimeString formatCode="304"&gt;20180926150014+01&lt;/_2_2:DateTimeString&gt;</text:p>
      <text:p text:style-name="P116"><text:s text:c="8"/>&lt;/_2_1:AcceptanceDateTime&gt;</text:p>
      <text:p text:style-name="P117"><text:s text:c="8"/>&lt;_2_1:FunctionalReferenceID&gt;cfdfdfsdsddf&lt;/_2_1:FunctionalReferenceID&gt;</text:p>
      <text:p text:style-name="P118"><text:s text:c="8"/>&lt;_2_1:ID&gt;18GBANS1P6O9XFGVR7&lt;/_2_1:ID&gt;</text:p>
      <text:p text:style-name="P119"><text:s text:c="8"/>&lt;_2_1:VersionID&gt;1&lt;/_2_1:VersionID&gt;</text:p>
      <text:p text:style-name="P120"><text:s text:c="6"/>&lt;/_2_1:Declaration&gt;</text:p>
      <text:p text:style-name="P121"><text:s text:c="4"/>&lt;/_2_1:Response&gt;&lt;/_2:MetaData&gt;</text:p>
      <text:p text:style-name="P122">&lt;/v3:notifyTrade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akins, Tony</meta:initial-creator>
    <dc:creator>Hughes, Alan</dc:creator>
    <meta:creation-date>2018-09-26T14:17:00Z</meta:creation-date>
    <dc:date>2018-09-27T12:59:00Z</dc:date>
    <meta:template xlink:href="Normal.dotm" xlink:type="simple"/>
    <meta:editing-cycles>3</meta:editing-cycles>
    <meta:editing-duration>PT180S</meta:editing-duration>
    <meta:document-statistic meta:page-count="3" meta:paragraph-count="12" meta:word-count="902" meta:character-count="6035" meta:row-count="42" meta:non-whitespace-character-count="5145"/>
  </office:meta>
</office:document-meta>
</file>